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6.108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Alakzatok - polig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Alakzatok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Alakzatok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Állat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Aut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Bogar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Cisco - Egyéb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Cisco - Méd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Cisco - Termék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Dominó - hagyomány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Dominó - számozot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alkatrészek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alkatrészek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alkatrészek 3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alkatrészek 4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áramkörö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lektronika - mérõeszközö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Ember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- burkola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- butor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- épület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- fürdõszoba, konyh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- konyh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ítészet - nyílászáró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lyamatáb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lyamatábra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Élõvilág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Épület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Növény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Szobr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Táj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Város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Virág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Gyógyászat - általán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Idõjárá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Jármûv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Kék emb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Kémia - Aminósav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Logikai 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Logikai kapu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Log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Mosoly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Nyil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1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2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3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4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5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6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7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8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09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10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11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Óra - 12 ór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Pneumatika - alkatrész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ítástechnika - általán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ítástechnika - hálóza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ítástechnika - Hálózati elem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ítástechnika - WIFI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zám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áblák - Veszély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árgy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Afrik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Amerikai Egyesült Állam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Ausztrál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Ázs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Dél-Amerik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Európ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Európa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Franciaország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Franciaország - régi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anad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ontinens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özel-Kele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özép-Amerik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Középko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Mexikó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Óko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rajzjel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történelem - 1900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érkép - Világ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ermény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Tört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Zászl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Zene - hangsz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Zene - kott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Speciális piktogram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Ünnep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Ételek és italo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HU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Huma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HU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Ember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Tárgya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Világű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otók - Utazá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OpenOffice.org logó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Vallá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Épület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Honlap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Felsorolásjel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2007.06.26</text:date>, <text:time>15:57:26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17$Build-9173</meta:generator>
    <meta:creation-date>2007-06-20T13:52:33</meta:creation-date>
    <dc:date>2007-06-26T15:57:26</dc:date>
    <dc:language>en-US</dc:language>
    <meta:editing-cycles>2</meta:editing-cycles>
    <meta:editing-duration>PT2M9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